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20786F8FF6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004080"/>
    </style:style>
    <style:style style:name="pr2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false" fo:min-height="10.02cm" fo:min-width="0cm" fo:padding-top="0.13cm" fo:padding-bottom="0.13cm" fo:padding-left="0.25cm" fo:padding-right="0.25cm" fo:wrap-option="wrap" draw:shadow-color="#004080"/>
    </style:style>
    <style:style style:name="pr3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false" draw:auto-grow-width="false" draw:fit-to-size="false" fo:min-height="10.02cm" fo:min-width="0cm" fo:padding-top="0.13cm" fo:padding-bottom="0.13cm" fo:padding-left="0.25cm" fo:padding-right="0.25cm" fo:wrap-option="wrap" draw:shadow-color="#004080"/>
    </style:style>
    <style:style style:name="pr4" style:family="presentation" style:parent-style-name="Default-title">
      <style:graphic-properties draw:stroke="none" draw:fill="none" fo:min-height="1.44cm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  <style:text-properties fo:color="#ffff00"/>
    </style:style>
    <style:style style:name="P3" style:family="paragraph">
      <style:paragraph-properties fo:margin-left="0cm" fo:margin-right="0cm" fo:margin-top="0.282cm" fo:margin-bottom="0cm" fo:text-align="justify" fo:text-indent="0cm"/>
      <style:text-properties fo:hyphenate="true"/>
    </style:style>
    <style:style style:name="P4" style:family="paragraph">
      <style:paragraph-properties fo:margin-left="0cm" fo:margin-right="0cm" fo:margin-top="0.282cm" fo:margin-bottom="0cm" fo:text-align="justify" fo:text-indent="0cm" style:writing-mode="lr-tb" style:font-independent-line-spacing="true"/>
      <style:text-properties fo:hyphenate="true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style:writing-mode="lr-tb" style:font-independent-line-spacing="true"/>
    </style:style>
    <style:style style:name="T1" style:family="text">
      <style:text-properties fo:color="#ff9900" style:text-outline="false" style:font-name="Tahoma" fo:font-size="48pt" fo:language="en" fo:country="GB" style:font-size-asian="48pt" style:font-size-complex="48pt" style:font-relief="none"/>
    </style:style>
    <style:style style:name="T2" style:family="text">
      <style:text-properties fo:color="#ffff00" fo:language="en" fo:country="GB"/>
    </style:style>
    <style:style style:name="T3" style:family="text">
      <style:text-properties fo:color="#ffff00" fo:font-size="18pt" fo:language="en" fo:country="GB" style:font-size-asian="18pt" style:font-size-complex="18pt"/>
    </style:style>
    <style:style style:name="T4" style:family="text">
      <style:text-properties fo:color="#ffffff" fo:font-size="16pt" fo:language="en" fo:country="GB" style:font-size-asian="16pt" style:font-size-complex="16pt"/>
    </style:style>
    <style:style style:name="T5" style:family="text">
      <style:text-properties fo:color="#ffffff" style:text-position="super 58%" fo:font-size="16pt" fo:language="en" fo:country="GB" style:font-size-asian="16pt" style:font-size-complex="16pt"/>
    </style:style>
    <style:style style:name="T6" style:family="text">
      <style:text-properties fo:color="#ffffff" style:text-position="0% 100%" fo:font-size="16pt" fo:language="en" fo:country="GB" style:font-size-asian="16pt" style:font-size-complex="16pt"/>
    </style:style>
    <style:style style:name="T7" style:family="text">
      <style:text-properties fo:color="#ffff00" style:font-name="URW Palladio L" fo:font-size="18pt" fo:language="en" fo:country="GB" fo:font-style="italic" style:font-size-asian="18pt" style:font-style-asian="italic" style:font-size-complex="18pt" style:font-style-complex="italic"/>
    </style:style>
    <style:style style:name="T8" style:family="text">
      <style:text-properties fo:color="#ffffff" fo:font-size="18pt" fo:language="en" fo:country="GB" style:font-size-asian="18pt" style:font-size-complex="18pt"/>
    </style:style>
    <style:style style:name="T9" style:family="text">
      <style:text-properties fo:color="#ffffff" fo:font-size="12pt" fo:language="en" fo:country="GB" style:font-size-asian="12pt" style:font-size-complex="12pt"/>
    </style:style>
    <style:style style:name="T10" style:family="text">
      <style:text-properties style:text-position="20% 58%" fo:font-size="14pt" style:font-size-asian="14pt" style:font-size-complex="14pt"/>
    </style:style>
    <style:style style:name="T11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004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ffffff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ffffff" fo:font-size="100%"/>
      </text:list-level-style-bullet>
      <text:list-level-style-bullet text:level="7" text:bullet-char="•">
        <style:list-level-properties text:space-before="5.08cm"/>
        <style:text-properties style:font-name="Arial2" fo:color="#ffffff" fo:font-size="100%"/>
      </text:list-level-style-bullet>
      <text:list-level-style-bullet text:level="8" text:bullet-char="•">
        <style:list-level-properties text:space-before="5.08cm"/>
        <style:text-properties style:font-name="Arial2" fo:color="#ffffff" fo:font-size="100%"/>
      </text:list-level-style-bullet>
      <text:list-level-style-bullet text:level="9" text:bullet-char="•">
        <style:list-level-properties text:space-before="5.08cm"/>
        <style:text-properties style:font-name="Arial2" fo:color="#ffffff" fo:font-size="100%"/>
      </text:list-level-style-bullet>
      <text:list-level-style-bullet text:level="10" text:bullet-char="•">
        <style:list-level-properties text:space-before="5.08cm"/>
        <style:text-properties style:font-name="Arial2" fo:color="#ffffff" fo:font-size="100%"/>
      </text:list-level-style-bullet>
    </text:list-style>
  </office:automatic-styles>
  <office:body>
    <office:presentation>
      <draw:page draw:name="Example of a Bullet Point Slide" draw:style-name="dp1" draw:master-page-name="Default" presentation:presentation-page-layout-name="AL1T1">
        <draw:frame presentation:style-name="pr1" draw:text-style-name="P2" draw:layer="layout" svg:width="24.13cm" svg:height="1.829cm" svg:x="0.635cm" svg:y="1.103cm" presentation:class="title" presentation:user-transformed="true">
          <draw:text-box>
            <text:list text:style-name="L1">
              <text:list-header>
                <text:p text:style-name="P1"><text:span text:style-name="T1">Python for Scientific Computing</text:span><text:span text:style-name="T2"><text:line-break/></text:span><text:span text:style-name="T2"/></text:p>
              </text:list-header>
            </text:list>
          </draw:text-box>
        </draw:frame>
        <draw:frame presentation:style-name="pr2" draw:text-style-name="P4" draw:layer="layout" svg:width="12.065cm" svg:height="11.405cm" svg:x="0.33cm" svg:y="3.429cm" presentation:class="outline" presentation:user-transformed="true">
          <draw:text-box>
            <text:p text:style-name="P3"><text:span text:style-name="T3">Python has seen wide adoption in the scientific community for data analysis, simulation, prototyping, and visualization. It provides a simple, yet powerful means to build applications. <text:s/>This seminar introduces python and its use in scientific computing.</text:span></text:p>
            <text:list text:style-name="L2">
              <text:list-item>
                <text:p><text:span text:style-name="T3">Course format:</text:span></text:p>
              </text:list-item>
            </text:list>
            <text:list text:style-name="L3">
              <text:list-item>
                <text:list>
                  <text:list-item>
                    <text:p><text:span text:style-name="T4">Weekly 1 hour discussions with interactive examples</text:span></text:p>
                  </text:list-item>
                  <text:list-item>
                    <text:p><text:span text:style-name="T4">Students will be encouraged to share their knowledge and issues and contribute to the discus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4">Grading is based on participation</text:span></text:p>
                  </text:list-item>
                </text:list>
              </text:list-item>
              <text:list-item>
                <text:p><text:span text:style-name="T3">Students should bring laptops to class</text:span></text:p>
              </text:list-item>
              <text:list-item>
                <text:p><text:span text:style-name="T3">Students are encouraged to share their experience</text:span></text:p>
              </text:list-item>
            </text:list>
          </draw:text-box>
        </draw:frame>
        <draw:frame presentation:style-name="pr3" draw:text-style-name="P6" draw:layer="layout" svg:width="12.065cm" svg:height="11.405cm" svg:x="13.03cm" svg:y="3.429cm" presentation:class="outline" presentation:user-transformed="true">
          <draw:text-box>
            <text:list text:style-name="L2">
              <text:list-item>
                <text:p text:style-name="P5"><text:span text:style-name="T3">Introductions to:</text:span></text:p>
              </text:list-item>
            </text:list>
            <text:list text:style-name="L3">
              <text:list-item>
                <text:list>
                  <text:list-item>
                    <text:p><text:span text:style-name="T4">Python</text:span></text:p>
                  </text:list-item>
                  <text:list-item>
                    <text:p><text:span text:style-name="T4">The NumPy array package</text:span></text:p>
                  </text:list-item>
                  <text:list-item>
                    <text:p><text:span text:style-name="T4">The SciPy tools and basics of numerical methods</text:span></text:p>
                  </text:list-item>
                  <text:list-item>
                    <text:p><text:span text:style-name="T4">Matplotlib and MayaVi for visualization</text:span></text:p>
                  </text:list-item>
                  <text:list-item>
                    <text:p><text:span text:style-name="T4">SymPy for symbolic mathematics</text:span></text:p>
                  </text:list-item>
                  <text:list-item>
                    <text:p><text:span text:style-name="T4">Ipython for workflow management</text:span></text:p>
                  </text:list-item>
                  <text:list-item>
                    <text:p><text:span text:style-name="T4">Building applications</text:span></text:p>
                  </text:list-item>
                  <text:list-item>
                    <text:p><text:span text:style-name="T4">Interfacing with Fortran/C</text:span></text:p>
                  </text:list-item>
                  <text:list-item>
                    <text:p><text:span text:style-name="T4">System operations with python</text:span></text:p>
                  </text:list-item>
                  <text:list-item>
                    <text:p><text:span text:style-name="T4">Good programming practices</text:span></text:p>
                  </text:list-item>
                </text:list>
              </text:list-item>
            </text:list>
            <text:list text:style-name="L2">
              <text:list-item>
                <text:p><text:span text:style-name="T3">Details:</text:span></text:p>
                <text:list>
                  <text:list-item>
                    <text:p><text:span text:style-name="T4">PHY 683</text:span><text:span text:style-name="T5">*</text:span><text:span text:style-name="T6">, Spring 2014</text:span></text:p>
                  </text:list-item>
                  <text:list-item>
                    <text:p><text:span text:style-name="T4">Mondays, 3:00-3:53pm, ESS 450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7.952cm" svg:height="1.7cm" svg:x="3.747cm" svg:y="1.564cm">
          <draw:text-box>
            <text:list text:style-name="L1">
              <text:list-header>
                <text:p text:style-name="P1"><text:span text:style-name="T7">a weekly graduate seminar on techniques for scientific programming</text:span><text:span text:style-name="T8"><text:line-break/></text:span><text:span text:style-name="T4">instructor: Michael Zingale </text:span><text:span text:style-name="T9">(michael.zingale@stonybrook.edu)</text:span></text:p>
              </text:list-header>
            </text:list>
          </draw:text-box>
        </draw:frame>
        <draw:frame draw:style-name="gr1" draw:text-style-name="P7" draw:layer="layout" svg:width="10.414cm" svg:height="1.266cm" svg:x="14.67cm" svg:y="17.734cm">
          <draw:text-box>
            <text:p><text:span text:style-name="T10">*</text:span><text:span text:style-name="T11">Note: despite the word “Astronomy” in the official PHY 683 course name, this is a general scientific programming course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5" draw:text-style-name="P8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18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4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position="0% 100%" style:font-name="Arial1" fo:font-family="Arial" style:font-pitch="variable" fo:font-size="44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ffff" style:text-line-through-styl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004080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004080">
        <text:list-style style:name="Title1-title">
          <text:list-level-style-number text:level="1" style:num-format="">
            <style:list-level-properties/>
            <style:text-properties fo:color="#004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66cm, 0cm, 0.668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662cm, 0cm, 0.666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6" draw:text-style-name="MP6" draw:layer="backgroundobjects" svg:width="25.4cm" svg:height="19.05cm" svg:x="0cm" svg:y="0cm">
        <draw:image xlink:href="Pictures/10000000000003E800000320786F8FF6.jpg" xlink:type="simple" xlink:show="embed" xlink:actuate="onLoad">
          <text:p/>
        </draw:image>
      </draw:frame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0.279cm" svg:x="1.27cm" svg:y="4.444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7" draw:text-style-name="MP6" draw:layer="backgroundobjects" svg:width="25.4cm" svg:height="19.05cm" svg:x="0cm" svg:y="0cm">
        <draw:image xlink:href="Pictures/10000000000003E800000320786F8FF6.jpg" xlink:type="simple" xlink:show="embed" xlink:actuate="onLoad">
          <text:p/>
        </draw:image>
      </draw:frame>
      <draw:frame presentation:style-name="Title1-title" draw:layer="backgroundobjects" svg:width="21.59cm" svg:height="4.083cm" svg:x="1.905cm" svg:y="3.324cm" presentation:class="title" presentation:placeholder="true">
        <draw:text-box/>
      </draw:frame>
      <draw:frame presentation:style-name="Title1-subtitle" draw:layer="backgroundobjects" svg:width="17.78cm" svg:height="4.868cm" svg:x="3.81cm" svg:y="8.202cm" presentation:class="subtitle" presentation:placeholder="true">
        <draw:text-box/>
      </draw:frame>
      <draw:frame presentation:style-name="Mpr2" draw:text-style-name="MP3" draw:layer="backgroundobjects" svg:width="5.927cm" svg:height="1.323cm" svg:x="1.269cm" svg:y="17.347cm" presentation:class="date-time">
        <draw:text-box>
          <text:list text:style-name="ML2">
            <text:list-header>
              <text:p text:style-name="MP2"><text:span text:style-name="MT4"><presentation:date-time/></text:span></text:p>
            </text:list-header>
          </text:list>
        </draw:text-box>
      </draw:frame>
      <draw:frame presentation:style-name="Mpr2" draw:text-style-name="MP8" draw:layer="backgroundobjects" svg:width="8.044cm" svg:height="1.323cm" svg:x="8.678cm" svg:y="17.347cm" presentation:class="footer">
        <draw:text-box>
          <text:list text:style-name="ML2">
            <text:list-header>
              <text:p text:style-name="MP7"><text:span text:style-name="MT4"><presentation:footer/></text:span></text:p>
            </text:list-header>
          </text:list>
        </draw:text-box>
      </draw:frame>
      <draw:frame presentation:style-name="Mpr2" draw:text-style-name="MP5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4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" draw:text-style-name="MP3" draw:layer="backgroundobjects" svg:width="8.255cm" svg:height="1.27cm" svg:x="-0.001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4" draw:text-style-name="MP5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3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6" draw:text-style-name="MP5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ython for scientific computing</dc:title>
    <meta:initial-creator>Presentation Magazine</meta:initial-creator>
    <meta:creation-date>2007-05-29T09:52:18</meta:creation-date>
    <dc:creator>Michael Zingale</dc:creator>
    <dc:date>2013-12-16T15:52:09.341317052</dc:date>
    <meta:editing-cycles>17</meta:editing-cycles>
    <meta:editing-duration>PT1H32M52S</meta:editing-duration>
    <meta:generator>LibreOffice/4.1.3.2$Linux_X86_64 LibreOffice_project/410$Build-2</meta:generator>
    <meta:document-statistic meta:object-count="45"/>
  </office:meta>
</office:document-meta>
</file>